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h.getDes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createBoot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h.Jav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getVerb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setOld( boolean 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getFo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setClass( String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setImplementation( String imp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h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getBoo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setStubs( boolean stu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getCurren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setClasspath( Path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h.setDestdir(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getOutpu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getStu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setVerbose(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logAndAddFiles( Commandline 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getClass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lassArgument.Class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h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addFileSet( 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setOutputFile( File outpu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setForce( boolean fo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get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creat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h.execut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avah.setBootclasspath( Path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h.creat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h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Argu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Argum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setBoo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.logAndAddFilesToCompile( Commandline cm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